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Power</text:p>
      <text:p text:style-name="P1">Power <text:s text:c="1"/>// Elementwise exponentiation operation</text:p>
      <text:h text:style-name="Heading_20_1" text:outline-level="1">Description</text:h>
      <text:p text:style-name="First_20_paragraph">Elementwise exponentiation operation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Pow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wer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sup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  <msub>
        <mstyle mathvariant="monospace">
          <mi>𝚊</mi>
          <mi>𝚛</mi>
          <mi>𝚐</mi>
          <mn>1</mn>
        </mstyle>
        <mrow>
          <msub>
            <mi>i</mi>
            <mn>0</mn>
          </msub>
          <mo>,</mo>
          <mi>…</mi>
          <mo>,</mo>
          <msub>
            <mi>i</mi>
            <mrow>
              <mi>n</mi>
              <mo>−</mo>
              <mn>1</mn>
            </mrow>
          </msub>
        </mrow>
      </msub>
    </msubsup>
  </mrow>
</math>
</file>

<file path=Formula-2/content.xml><?xml version="1.0" encoding="utf-8"?>
<math xmlns="http://www.w3.org/1998/Math/MathML" display="block">
  <mtable>
    <mtr>
      <mtd columnalign="right">
        <mover>
          <mstyle mathvariant="monospace">
            <mi>𝚊</mi>
            <mi>𝚛</mi>
            <mi>𝚐</mi>
            <mn>0</mn>
          </mstyle>
          <mo accent="true">¯</mo>
        </mover>
      </mtd>
      <mtd columnalign="left">
        <mo>←</mo>
        <mfrac>
          <mrow>
            <mi>Δ</mi>
            <mo>⋅</mo>
            <mstyle mathvariant="monospace">
              <mi>𝚊</mi>
              <mi>𝚛</mi>
              <mi>𝚐</mi>
              <mn>1</mn>
            </mstyle>
          </mrow>
          <mstyle mathvariant="monospace">
            <mi>𝚊</mi>
            <mi>𝚛</mi>
            <mi>𝚐</mi>
            <mn>0</mn>
          </mstyle>
        </mfrac>
      </mtd>
    </mtr>
    <mtr>
      <mtd columnalign="right">
        <mover>
          <mstyle mathvariant="monospace">
            <mi>𝚊</mi>
            <mi>𝚛</mi>
            <mi>𝚐</mi>
            <mn>1</mn>
          </mstyle>
          <mo accent="true">¯</mo>
        </mover>
      </mtd>
      <mtd columnalign="left">
        <mo>←</mo>
        <mi>Δ</mi>
        <mo>⋅</mo>
        <mstyle mathvariant="monospace">
          <mi>𝚘</mi>
          <mi>𝚞</mi>
          <mi>𝚝</mi>
          <mi>𝚙</mi>
          <mi>𝚞</mi>
          <mi>𝚝</mi>
        </mstyle>
        <mo>⋅</mo>
        <mo>log</mo>
        <mo stretchy="false" form="prefix">(</mo>
        <mstyle mathvariant="monospace">
          <mi>𝚊</mi>
          <mi>𝚛</mi>
          <mi>𝚐</mi>
          <mn>1</mn>
        </mstyle>
        <mo stretchy="false" form="postfix">)</mo>
      </mtd>
    </mtr>
  </mtable>
</math>
</file>